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Direction</text:p>
          </table:table-cell>
          <table:table-cell office:value-type="string" calcext:value-type="string">
            <text:p>Resistance</text:p>
          </table:table-cell>
          <table:table-cell office:value-type="string" calcext:value-type="string">
            <text:p>Real Voltage</text:p>
          </table:table-cell>
          <table:table-cell office:value-type="string" calcext:value-type="string">
            <text:p>ADC adjustment</text:p>
          </table:table-cell>
          <table:table-cell/>
          <table:table-cell office:value-type="string" calcext:value-type="string">
            <text:p>ADC Value</text:p>
          </table:table-cell>
          <table:table-cell office:value-type="string" calcext:value-type="string">
            <text:p>Cutoff</text:p>
          </table:table-cell>
        </table:table-row>
        <table:table-row table:style-name="ro1">
          <table:table-cell office:value-type="string" calcext:value-type="string">
            <text:p>SEE</text:p>
          </table:table-cell>
          <table:table-cell office:value-type="float" office:value="688" calcext:value-type="float">
            <text:p>688</text:p>
          </table:table-cell>
          <table:table-cell table:formula="of:=[.$B$20]*[.B2]/SUM([.B2];[.$B$21])" office:value-type="float" office:value="0.212425149700599" calcext:value-type="float">
            <text:p>0.212425149700599</text:p>
          </table:table-cell>
          <table:table-cell table:formula="of:=1.064516*([.C2]-0.1)" office:value-type="float" office:value="0.119678370658683" calcext:value-type="float">
            <text:p>0.119678370658683</text:p>
          </table:table-cell>
          <table:table-cell table:formula="of:=MIN(3.3;MAX(0;[.D2]))" office:value-type="float" office:value="0.119678370658683" calcext:value-type="float">
            <text:p>0.119678370658683</text:p>
          </table:table-cell>
          <table:table-cell table:formula="of:=FLOOR([.E2]*4096/3.3)" office:value-type="float" office:value="148" calcext:value-type="float">
            <text:p>148</text:p>
          </table:table-cell>
          <table:table-cell/>
        </table:table-row>
        <table:table-row table:style-name="ro1">
          <table:table-cell office:value-type="string" calcext:value-type="string">
            <text:p>NEE</text:p>
          </table:table-cell>
          <table:table-cell office:value-type="float" office:value="891" calcext:value-type="float">
            <text:p>891</text:p>
          </table:table-cell>
          <table:table-cell table:formula="of:=[.$B$20]*[.B3]/SUM([.B3];[.$B$21])" office:value-type="float" office:value="0.269975208888073" calcext:value-type="float">
            <text:p>0.269975208888073</text:p>
          </table:table-cell>
          <table:table-cell table:formula="of:=1.064516*([.C3]-0.1)" office:value-type="float" office:value="0.180941329464696" calcext:value-type="float">
            <text:p>0.180941329464696</text:p>
          </table:table-cell>
          <table:table-cell table:formula="of:=MIN(3.3;MAX(0;[.D3]))" office:value-type="float" office:value="0.180941329464696" calcext:value-type="float">
            <text:p>0.180941329464696</text:p>
          </table:table-cell>
          <table:table-cell table:formula="of:=FLOOR([.E3]*4096/3.3)" office:value-type="float" office:value="224" calcext:value-type="float">
            <text:p>224</text:p>
          </table:table-cell>
          <table:table-cell table:formula="of:=AVERAGE([.F2:.F3])"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000" calcext:value-type="float">
            <text:p>1000</text:p>
          </table:table-cell>
          <table:table-cell table:formula="of:=[.$B$20]*[.B4]/SUM([.B4];[.$B$21])" office:value-type="float" office:value="0.3" calcext:value-type="float">
            <text:p>0.3</text:p>
          </table:table-cell>
          <table:table-cell table:formula="of:=1.064516*([.C4]-0.1)" office:value-type="float" office:value="0.2129032" calcext:value-type="float">
            <text:p>0.2129032</text:p>
          </table:table-cell>
          <table:table-cell table:formula="of:=MIN(3.3;MAX(0;[.D4]))" office:value-type="float" office:value="0.2129032" calcext:value-type="float">
            <text:p>0.2129032</text:p>
          </table:table-cell>
          <table:table-cell table:formula="of:=FLOOR([.E4]*4096/3.3)" office:value-type="float" office:value="264" calcext:value-type="float">
            <text:p>264</text:p>
          </table:table-cell>
          <table:table-cell table:formula="of:=AVERAGE([.F3:.F4])"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SSE</text:p>
          </table:table-cell>
          <table:table-cell office:value-type="float" office:value="1410" calcext:value-type="float">
            <text:p>1410</text:p>
          </table:table-cell>
          <table:table-cell table:formula="of:=[.$B$20]*[.B5]/SUM([.B5];[.$B$21])" office:value-type="float" office:value="0.407800175284838" calcext:value-type="float">
            <text:p>0.407800175284838</text:p>
          </table:table-cell>
          <table:table-cell table:formula="of:=1.064516*([.C5]-0.1)" office:value-type="float" office:value="0.327658211393514" calcext:value-type="float">
            <text:p>0.327658211393514</text:p>
          </table:table-cell>
          <table:table-cell table:formula="of:=MIN(3.3;MAX(0;[.D5]))" office:value-type="float" office:value="0.327658211393514" calcext:value-type="float">
            <text:p>0.327658211393514</text:p>
          </table:table-cell>
          <table:table-cell table:formula="of:=FLOOR([.E5]*4096/3.3)" office:value-type="float" office:value="406" calcext:value-type="float">
            <text:p>406</text:p>
          </table:table-cell>
          <table:table-cell table:formula="of:=AVERAGE([.F4:.F5])"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2200" calcext:value-type="float">
            <text:p>2200</text:p>
          </table:table-cell>
          <table:table-cell table:formula="of:=[.$B$20]*[.B6]/SUM([.B6];[.$B$21])" office:value-type="float" office:value="0.595081967213115" calcext:value-type="float">
            <text:p>0.595081967213115</text:p>
          </table:table-cell>
          <table:table-cell table:formula="of:=1.064516*([.C6]-0.1)" office:value-type="float" office:value="0.527022675409836" calcext:value-type="float">
            <text:p>0.527022675409836</text:p>
          </table:table-cell>
          <table:table-cell table:formula="of:=MIN(3.3;MAX(0;[.D6]))" office:value-type="float" office:value="0.527022675409836" calcext:value-type="float">
            <text:p>0.527022675409836</text:p>
          </table:table-cell>
          <table:table-cell table:formula="of:=FLOOR([.E6]*4096/3.3)" office:value-type="float" office:value="654" calcext:value-type="float">
            <text:p>654</text:p>
          </table:table-cell>
          <table:table-cell table:formula="of:=AVERAGE([.F5:.F6])" office:value-type="float" office:value="530" calcext:value-type="float">
            <text:p>530</text:p>
          </table:table-cell>
        </table:table-row>
        <table:table-row table:style-name="ro1">
          <table:table-cell office:value-type="string" calcext:value-type="string">
            <text:p>SSW</text:p>
          </table:table-cell>
          <table:table-cell office:value-type="float" office:value="3140" calcext:value-type="float">
            <text:p>3140</text:p>
          </table:table-cell>
          <table:table-cell table:formula="of:=[.$B$20]*[.B7]/SUM([.B7];[.$B$21])" office:value-type="float" office:value="0.788584474885845" calcext:value-type="float">
            <text:p>0.788584474885845</text:p>
          </table:table-cell>
          <table:table-cell table:formula="of:=1.064516*([.C7]-0.1)" office:value-type="float" office:value="0.73300919086758" calcext:value-type="float">
            <text:p>0.73300919086758</text:p>
          </table:table-cell>
          <table:table-cell table:formula="of:=MIN(3.3;MAX(0;[.D7]))" office:value-type="float" office:value="0.73300919086758" calcext:value-type="float">
            <text:p>0.73300919086758</text:p>
          </table:table-cell>
          <table:table-cell table:formula="of:=FLOOR([.E7]*4096/3.3)" office:value-type="float" office:value="909" calcext:value-type="float">
            <text:p>909</text:p>
          </table:table-cell>
          <table:table-cell table:formula="of:=AVERAGE([.F6:.F7])" office:value-type="float" office:value="781.5" calcext:value-type="float">
            <text:p>781.5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3900" calcext:value-type="float">
            <text:p>3900</text:p>
          </table:table-cell>
          <table:table-cell table:formula="of:=[.$B$20]*[.B8]/SUM([.B8];[.$B$21])" office:value-type="float" office:value="0.92589928057554" calcext:value-type="float">
            <text:p>0.92589928057554</text:p>
          </table:table-cell>
          <table:table-cell table:formula="of:=1.064516*([.C8]-0.1)" office:value-type="float" office:value="0.879182998561151" calcext:value-type="float">
            <text:p>0.879182998561151</text:p>
          </table:table-cell>
          <table:table-cell table:formula="of:=MIN(3.3;MAX(0;[.D8]))" office:value-type="float" office:value="0.879182998561151" calcext:value-type="float">
            <text:p>0.879182998561151</text:p>
          </table:table-cell>
          <table:table-cell table:formula="of:=FLOOR([.E8]*4096/3.3)" office:value-type="float" office:value="1091" calcext:value-type="float">
            <text:p>1091</text:p>
          </table:table-cell>
          <table:table-cell table:formula="of:=AVERAGE([.F7:.F8])"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NE</text:p>
          </table:table-cell>
          <table:table-cell office:value-type="float" office:value="6570" calcext:value-type="float">
            <text:p>6570</text:p>
          </table:table-cell>
          <table:table-cell table:formula="of:=[.$B$20]*[.B9]/SUM([.B9];[.$B$21])" office:value-type="float" office:value="1.3084490042245" calcext:value-type="float">
            <text:p>1.3084490042245</text:p>
          </table:table-cell>
          <table:table-cell table:formula="of:=1.064516*([.C9]-0.1)" office:value-type="float" office:value="1.28641330018105" calcext:value-type="float">
            <text:p>1.28641330018105</text:p>
          </table:table-cell>
          <table:table-cell table:formula="of:=MIN(3.3;MAX(0;[.D9]))" office:value-type="float" office:value="1.28641330018105" calcext:value-type="float">
            <text:p>1.28641330018105</text:p>
          </table:table-cell>
          <table:table-cell table:formula="of:=FLOOR([.E9]*4096/3.3)" office:value-type="float" office:value="1596" calcext:value-type="float">
            <text:p>1596</text:p>
          </table:table-cell>
          <table:table-cell table:formula="of:=AVERAGE([.F8:.F9])" office:value-type="float" office:value="1343.5" calcext:value-type="float">
            <text:p>1343.5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float" office:value="8200" calcext:value-type="float">
            <text:p>8200</text:p>
          </table:table-cell>
          <table:table-cell table:formula="of:=[.$B$20]*[.B10]/SUM([.B10];[.$B$21])" office:value-type="float" office:value="1.48681318681319" calcext:value-type="float">
            <text:p>1.48681318681319</text:p>
          </table:table-cell>
          <table:table-cell table:formula="of:=1.064516*([.C10]-0.1)" office:value-type="float" office:value="1.47628482637363" calcext:value-type="float">
            <text:p>1.47628482637363</text:p>
          </table:table-cell>
          <table:table-cell table:formula="of:=MIN(3.3;MAX(0;[.D10]))" office:value-type="float" office:value="1.47628482637363" calcext:value-type="float">
            <text:p>1.47628482637363</text:p>
          </table:table-cell>
          <table:table-cell table:formula="of:=FLOOR([.E10]*4096/3.3)" office:value-type="float" office:value="1832" calcext:value-type="float">
            <text:p>1832</text:p>
          </table:table-cell>
          <table:table-cell table:formula="of:=AVERAGE([.F9:.F10])" office:value-type="float" office:value="1714" calcext:value-type="float">
            <text:p>1714</text:p>
          </table:table-cell>
        </table:table-row>
        <table:table-row table:style-name="ro1">
          <table:table-cell office:value-type="string" calcext:value-type="string">
            <text:p>SWW</text:p>
          </table:table-cell>
          <table:table-cell office:value-type="float" office:value="14120" calcext:value-type="float">
            <text:p>14120</text:p>
          </table:table-cell>
          <table:table-cell table:formula="of:=[.$B$20]*[.B11]/SUM([.B11];[.$B$21])" office:value-type="float" office:value="1.9318407960199" calcext:value-type="float">
            <text:p>1.9318407960199</text:p>
          </table:table-cell>
          <table:table-cell table:formula="of:=1.064516*([.C11]-0.1)" office:value-type="float" office:value="1.95002383681592" calcext:value-type="float">
            <text:p>1.95002383681592</text:p>
          </table:table-cell>
          <table:table-cell table:formula="of:=MIN(3.3;MAX(0;[.D11]))" office:value-type="float" office:value="1.95002383681592" calcext:value-type="float">
            <text:p>1.95002383681592</text:p>
          </table:table-cell>
          <table:table-cell table:formula="of:=FLOOR([.E11]*4096/3.3)" office:value-type="float" office:value="2420" calcext:value-type="float">
            <text:p>2420</text:p>
          </table:table-cell>
          <table:table-cell table:formula="of:=AVERAGE([.F10:.F11])" office:value-type="float" office:value="2126" calcext:value-type="float">
            <text:p>2126</text:p>
          </table:table-cell>
        </table:table-row>
        <table:table-row table:style-name="ro1">
          <table:table-cell office:value-type="string" calcext:value-type="string">
            <text:p>SW</text:p>
          </table:table-cell>
          <table:table-cell office:value-type="float" office:value="16000" calcext:value-type="float">
            <text:p>16000</text:p>
          </table:table-cell>
          <table:table-cell table:formula="of:=[.$B$20]*[.B12]/SUM([.B12];[.$B$21])" office:value-type="float" office:value="2.03076923076923" calcext:value-type="float">
            <text:p>2.03076923076923</text:p>
          </table:table-cell>
          <table:table-cell table:formula="of:=1.064516*([.C12]-0.1)" office:value-type="float" office:value="2.05533473846154" calcext:value-type="float">
            <text:p>2.05533473846154</text:p>
          </table:table-cell>
          <table:table-cell table:formula="of:=MIN(3.3;MAX(0;[.D12]))" office:value-type="float" office:value="2.05533473846154" calcext:value-type="float">
            <text:p>2.05533473846154</text:p>
          </table:table-cell>
          <table:table-cell table:formula="of:=FLOOR([.E12]*4096/3.3)" office:value-type="float" office:value="2551" calcext:value-type="float">
            <text:p>2551</text:p>
          </table:table-cell>
          <table:table-cell table:formula="of:=AVERAGE([.F11:.F12])" office:value-type="float" office:value="2485.5" calcext:value-type="float">
            <text:p>2485.5</text:p>
          </table:table-cell>
        </table:table-row>
        <table:table-row table:style-name="ro1">
          <table:table-cell office:value-type="string" calcext:value-type="string">
            <text:p>NNW</text:p>
          </table:table-cell>
          <table:table-cell office:value-type="float" office:value="21880" calcext:value-type="float">
            <text:p>21880</text:p>
          </table:table-cell>
          <table:table-cell table:formula="of:=[.$B$20]*[.B13]/SUM([.B13];[.$B$21])" office:value-type="float" office:value="2.26486825595985" calcext:value-type="float">
            <text:p>2.26486825595985</text:p>
          </table:table-cell>
          <table:table-cell table:formula="of:=1.064516*([.C13]-0.1)" office:value-type="float" office:value="2.30453689636135" calcext:value-type="float">
            <text:p>2.30453689636135</text:p>
          </table:table-cell>
          <table:table-cell table:formula="of:=MIN(3.3;MAX(0;[.D13]))" office:value-type="float" office:value="2.30453689636135" calcext:value-type="float">
            <text:p>2.30453689636135</text:p>
          </table:table-cell>
          <table:table-cell table:formula="of:=FLOOR([.E13]*4096/3.3)" office:value-type="float" office:value="2860" calcext:value-type="float">
            <text:p>2860</text:p>
          </table:table-cell>
          <table:table-cell table:formula="of:=AVERAGE([.F12:.F13])" office:value-type="float" office:value="2705.5" calcext:value-type="float">
            <text:p>2705.5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33000" calcext:value-type="float">
            <text:p>33000</text:p>
          </table:table-cell>
          <table:table-cell table:formula="of:=[.$B$20]*[.B14]/SUM([.B14];[.$B$21])" office:value-type="float" office:value="2.53255813953488" calcext:value-type="float">
            <text:p>2.53255813953488</text:p>
          </table:table-cell>
          <table:table-cell table:formula="of:=1.064516*([.C14]-0.1)" office:value-type="float" office:value="2.58949706046512" calcext:value-type="float">
            <text:p>2.58949706046512</text:p>
          </table:table-cell>
          <table:table-cell table:formula="of:=MIN(3.3;MAX(0;[.D14]))" office:value-type="float" office:value="2.58949706046512" calcext:value-type="float">
            <text:p>2.58949706046512</text:p>
          </table:table-cell>
          <table:table-cell table:formula="of:=FLOOR([.E14]*4096/3.3)" office:value-type="float" office:value="3214" calcext:value-type="float">
            <text:p>3214</text:p>
          </table:table-cell>
          <table:table-cell table:formula="of:=AVERAGE([.F13:.F14])" office:value-type="float" office:value="3037" calcext:value-type="float">
            <text:p>3037</text:p>
          </table:table-cell>
        </table:table-row>
        <table:table-row table:style-name="ro1">
          <table:table-cell office:value-type="string" calcext:value-type="string">
            <text:p>NWW</text:p>
          </table:table-cell>
          <table:table-cell office:value-type="float" office:value="42120" calcext:value-type="float">
            <text:p>42120</text:p>
          </table:table-cell>
          <table:table-cell table:formula="of:=[.$B$20]*[.B15]/SUM([.B15];[.$B$21])" office:value-type="float" office:value="2.66684574059862" calcext:value-type="float">
            <text:p>2.66684574059862</text:p>
          </table:table-cell>
          <table:table-cell table:formula="of:=1.064516*([.C15]-0.1)" office:value-type="float" office:value="2.73244836039908" calcext:value-type="float">
            <text:p>2.73244836039908</text:p>
          </table:table-cell>
          <table:table-cell table:formula="of:=MIN(3.3;MAX(0;[.D15]))" office:value-type="float" office:value="2.73244836039908" calcext:value-type="float">
            <text:p>2.73244836039908</text:p>
          </table:table-cell>
          <table:table-cell table:formula="of:=FLOOR([.E15]*4096/3.3)" office:value-type="float" office:value="3391" calcext:value-type="float">
            <text:p>3391</text:p>
          </table:table-cell>
          <table:table-cell table:formula="of:=AVERAGE([.F14:.F15])" office:value-type="float" office:value="3302.5" calcext:value-type="float">
            <text:p>3302.5</text:p>
          </table:table-cell>
        </table:table-row>
        <table:table-row table:style-name="ro1">
          <table:table-cell office:value-type="string" calcext:value-type="string">
            <text:p>NW</text:p>
          </table:table-cell>
          <table:table-cell office:value-type="float" office:value="64900" calcext:value-type="float">
            <text:p>64900</text:p>
          </table:table-cell>
          <table:table-cell table:formula="of:=[.$B$20]*[.B16]/SUM([.B16];[.$B$21])" office:value-type="float" office:value="2.85941255006676" calcext:value-type="float">
            <text:p>2.85941255006676</text:p>
          </table:table-cell>
          <table:table-cell table:formula="of:=1.064516*([.C16]-0.1)" office:value-type="float" office:value="2.93743881014686" calcext:value-type="float">
            <text:p>2.93743881014686</text:p>
          </table:table-cell>
          <table:table-cell table:formula="of:=MIN(3.3;MAX(0;[.D16]))" office:value-type="float" office:value="2.93743881014686" calcext:value-type="float">
            <text:p>2.93743881014686</text:p>
          </table:table-cell>
          <table:table-cell table:formula="of:=FLOOR([.E16]*4096/3.3)" office:value-type="float" office:value="3645" calcext:value-type="float">
            <text:p>3645</text:p>
          </table:table-cell>
          <table:table-cell table:formula="of:=AVERAGE([.F15:.F16])" office:value-type="float" office:value="3518" calcext:value-type="float">
            <text:p>3518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20000" calcext:value-type="float">
            <text:p>120000</text:p>
          </table:table-cell>
          <table:table-cell table:formula="of:=[.$B$20]*[.B17]/SUM([.B17];[.$B$21])" office:value-type="float" office:value="3.04615384615385" calcext:value-type="float">
            <text:p>3.04615384615385</text:p>
          </table:table-cell>
          <table:table-cell table:formula="of:=1.064516*([.C17]-0.1)" office:value-type="float" office:value="3.13622790769231" calcext:value-type="float">
            <text:p>3.13622790769231</text:p>
          </table:table-cell>
          <table:table-cell table:formula="of:=MIN(3.3;MAX(0;[.D17]))" office:value-type="float" office:value="3.13622790769231" calcext:value-type="float">
            <text:p>3.13622790769231</text:p>
          </table:table-cell>
          <table:table-cell table:formula="of:=FLOOR([.E17]*4096/3.3)" office:value-type="float" office:value="3892" calcext:value-type="float">
            <text:p>3892</text:p>
          </table:table-cell>
          <table:table-cell table:formula="of:=AVERAGE([.F16:.F17])" office:value-type="float" office:value="3768.5" calcext:value-type="float">
            <text:p>3768.5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VCC</text:p>
          </table:table-cell>
          <table:table-cell office:value-type="float" office:value="3.3" calcext:value-type="float">
            <text:p>3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2:Sheet1.F17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2T22:36:26.741246608</meta:creation-date>
    <dc:date>2020-11-22T23:05:50.387933374</dc:date>
    <meta:editing-duration>PT8M12S</meta:editing-duration>
    <meta:editing-cycles>2</meta:editing-cycles>
    <meta:generator>LibreOffice/6.0.7.3$Linux_X86_64 LibreOffice_project/00m0$Build-3</meta:generator>
    <meta:document-statistic meta:table-count="1" meta:cell-count="121" meta:object-count="0"/>
  </office:meta>
</office:document-meta>
</file>